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3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3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9f9f9" style:text-align-source="fix" style:repeat-content="false" fo:border="0.06pt solid #000000"/>
      <style:paragraph-properties fo:text-align="end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cecec" style:text-align-source="fix" style:repeat-content="false" fo:border="0.06pt solid #000000"/>
      <style:paragraph-properties fo:text-align="end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9f9f9" fo:border="0.06pt solid #000000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cecec" fo:border="0.06pt solid #000000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1"/>
        <table:table-column table:style-name="co1" table:default-cell-style-name="ce9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1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17/08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3-2014-liverpool-fc-stoke-city/" xlink:type="simple">1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3-2014-arsenal-fc-aston-villa/" xlink:type="simple">1:3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norwich-city-everton-fc/" xlink:type="simple">2:2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sunderland-afc-fulham-fc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west-bromwich-albion-southampton-fc/" xlink:type="simple">0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west-ham-united-cardiff-city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swansea-city-manchester-united/" xlink:type="simple">1:4 (0:2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/08/2013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crystal-palace-tottenham-hotspur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chelsea-fc-hull-city/" xlink:type="simple">2:0 (2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/08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manchester-city-newcastle-united/" xlink:type="simple">4:0 (2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4/08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fulham-fc-arsenal-fc/" xlink:type="simple">1:3 (0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everton-fc-west-bromwich-albion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hull-city-norwich-city/" xlink:type="simple">1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newcastle-united-west-ham-united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southampton-fc-sunderland-afc/" xlink:type="simple">1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stoke-city-crystal-palace/" xlink:type="simple">2:1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aston-villa-liverpool-fc/" xlink:type="simple">0:1 (0:1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/08/2013</text:p>
          </table:table-cell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cardiff-city-manchester-city/" xlink:type="simple">3:2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3-2014-tottenham-hotspur-swansea-city/" xlink:type="simple">1:0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/08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manchester-united-chelsea-fc/" xlink:type="simple">0:0 (0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3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1/08/2013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chelsea-fc-aston-villa/" xlink:type="simple">2:1 (1:1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/08/2013</text:p>
          </table:table-cell>
          <table:table-cell table:style-name="ce6" office:value-type="time" office:time-value="PT12H45M00S" calcext:value-type="time">
            <text:p>0.531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manchester-city-hull-city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cardiff-city-everton-fc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newcastle-united-fulham-fc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norwich-city-southampton-fc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west-ham-united-stoke-city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crystal-palace-sunderland-afc/" xlink:type="simple">3:1 (1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3-01-09" calcext:value-type="date">
            <text:p>41283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liverpool-fc-manchester-united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3-2014-west-bromwich-albion-swansea-city/" xlink:type="simple">0:2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arsenal-fc-tottenham-hotspur/" xlink:type="simple">1:0 (1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4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14/09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manchester-united-crystal-palace/" xlink:type="simple">2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aston-villa-newcastle-united/" xlink:type="simple">1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3-2014-fulham-fc-west-bromwich-albion/" xlink:type="simple">1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hull-city-cardiff-city/" xlink:type="simple">1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stoke-city-manchester-city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3-2014-sunderland-afc-arsenal-fc/" xlink:type="simple">1:3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tottenham-hotspur-norwich-city/" xlink:type="simple">2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everton-fc-chelsea-fc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15/09/2013</text:p>
          </table:table-cell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southampton-fc-west-ham-united/" xlink:type="simple">0:0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/09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swansea-city-liverpool-fc/" xlink:type="simple">2:2 (1:2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5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1/09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norwich-city-aston-villa/" xlink:type="simple">0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3-2014-liverpool-fc-southampton-fc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newcastle-united-hull-city/" xlink:type="simple">2:3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3-2014-west-bromwich-albion-sunderland-afc/" xlink:type="simple">3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west-ham-united-everton-fc/" xlink:type="simple">2:3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chelsea-fc-fulham-fc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2/09/2013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3-2014-arsenal-fc-stoke-city/" xlink:type="simple">3:1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crystal-palace-swansea-city/" xlink:type="simple">0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cardiff-city-tottenham-hotspur/" xlink:type="simple">0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manchester-city-manchester-united/" xlink:type="simple">4:1 (2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6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8/09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tottenham-hotspur-chelsea-fc/" xlink:type="simple">1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aston-villa-manchester-city/" xlink:type="simple">3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<text:a xlink:href="http://www.worldfootball.net/report/premier-league-2013-2014-fulham-fc-cardiff-city/" xlink:type="simple">1:2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hull-city-west-ham-united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3-2014-manchester-united-west-bromwich-albion/" xlink:type="simple">1:2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southampton-fc-crystal-palace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swansea-city-arsenal-fc/" xlink:type="simple">1:2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/09/2013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stoke-city-norwich-city/" xlink:type="simple">0:1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sunderland-afc-liverpool-fc/" xlink:type="simple">1:3 (0:2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/09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everton-fc-newcastle-united/" xlink:type="simple">3:2 (3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7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3-05-10" calcext:value-type="date">
            <text:p>4140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manchester-city-everton-fc/" xlink:type="simple">3:1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cardiff-city-newcastle-united/" xlink:type="simple">1:2 (0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3-2014-fulham-fc-stoke-city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3-2014-hull-city-aston-villa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liverpool-fc-crystal-palace/" xlink:type="simple">3:1 (3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sunderland-afc-manchester-united/" xlink:type="simple">1:2 (1:0)</text:a></text:p>
          </table:table-cell>
          <table:table-cell table:style-name="ce2" table:number-columns-repeated="3"/>
        </table:table-row>
        <table:table-row table:style-name="ro2">
          <table:table-cell table:style-name="ce4" office:value-type="date" office:date-value="2013-06-10" calcext:value-type="date">
            <text:p>41435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norwich-city-chelsea-fc/" xlink:type="simple">1:3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southampton-fc-swansea-city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tottenham-hotspur-west-ham-united/" xlink:type="simple">0:3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west-bromwich-albion-arsenal-fc/" xlink:type="simple">1:1 (1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8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19/10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newcastle-united-liverpool-fc/" xlink:type="simple">2:2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arsenal-fc-norwich-city/" xlink:type="simple">4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<text:a xlink:href="http://www.worldfootball.net/report/premier-league-2013-2014-chelsea-fc-cardiff-city/" xlink:type="simple">4:1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everton-fc-hull-city/" xlink:type="simple">2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manchester-united-southampton-fc/" xlink:type="simple">1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stoke-city-west-bromwich-albion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swansea-city-sunderland-afc/" xlink:type="simple">4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west-ham-united-manchester-city/" xlink:type="simple">1:3 (0:1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0/10/2013</text:p>
          </table:table-cell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aston-villa-tottenham-hotspur/" xlink:type="simple">0:2 (0:1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/10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crystal-palace-fulham-fc/" xlink:type="simple">1:4 (1:2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9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6/10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crystal-palace-arsenal-fc/" xlink:type="simple">0:2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3-2014-aston-villa-everton-fc/" xlink:type="simple">0:2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3-2014-liverpool-fc-west-bromwich-albion/" xlink:type="simple">4:1 (2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manchester-united-stoke-city/" xlink:type="simple">3:2 (1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<text:a xlink:href="http://www.worldfootball.net/report/premier-league-2013-2014-norwich-city-cardiff-city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southampton-fc-fulham-fc/" xlink:type="simple">2:0 (2:0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7/10/2013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sunderland-afc-newcastle-united/" xlink:type="simple">2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chelsea-fc-manchester-city/" xlink:type="simple">2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swansea-city-west-ham-united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tottenham-hotspur-hull-city/" xlink:type="simple">1:0 (0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0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3-02-11" calcext:value-type="date">
            <text:p>41316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newcastle-united-chelsea-fc/" xlink:type="simple">2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fulham-fc-manchester-united/" xlink:type="simple">1:3 (0:3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hull-city-sunderland-afc/" xlink:type="simple">1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manchester-city-norwich-city/" xlink:type="simple">7:0 (4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stoke-city-southampton-fc/" xlink:type="simple">1:1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west-bromwich-albion-crystal-palace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west-ham-united-aston-villa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3-2014-arsenal-fc-liverpool-fc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4" office:value-type="date" office:date-value="2013-03-11" calcext:value-type="date">
            <text:p>41344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everton-fc-tottenham-hotspur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cardiff-city-swansea-city/" xlink:type="simple">1:0 (0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1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3-09-11" calcext:value-type="date">
            <text:p>41528</text:p>
          </table:table-cell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<text:a xlink:href="http://www.worldfootball.net/report/premier-league-2013-2014-aston-villa-cardiff-city/" xlink:type="simple">2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chelsea-fc-west-bromwich-albion/" xlink:type="simple">2:2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crystal-palace-everton-fc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liverpool-fc-fulham-fc/" xlink:type="simple">4:0 (3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southampton-fc-hull-city/" xlink:type="simple">4:1 (3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norwich-city-west-ham-united/" xlink:type="simple">3:1 (0:1)</text:a></text:p>
          </table:table-cell>
          <table:table-cell table:style-name="ce2" table:number-columns-repeated="3"/>
        </table:table-row>
        <table:table-row table:style-name="ro2">
          <table:table-cell table:style-name="ce4" office:value-type="date" office:date-value="2013-10-11" calcext:value-type="date">
            <text:p>41558</text:p>
          </table:table-cell>
          <table:table-cell office:value-type="time" office:time-value="PT12H00M00S" calcext:value-type="time">
            <text:p>0.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tottenham-hotspur-newcastle-united/" xlink:type="simple">0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4H05M00S" calcext:value-type="time">
            <text:p>0.586805555555556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sunderland-afc-manchester-city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10M00S" calcext:value-type="time">
            <text:p>0.673611111111111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manchester-united-arsenal-fc/" xlink:type="simple">1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10M00S" calcext:value-type="time">
            <text:p>0.673611111111111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swansea-city-stoke-city/" xlink:type="simple">3:3 (0:2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2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3/11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everton-fc-liverpool-fc/" xlink:type="simple">3:3 (1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3-2014-arsenal-fc-southampton-fc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3-2014-fulham-fc-swansea-city/" xlink:type="simple">1:2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hull-city-crystal-palace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newcastle-united-norwich-city/" xlink:type="simple">2:1 (2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3-2014-stoke-city-sunderland-afc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west-ham-united-chelsea-fc/" xlink:type="simple">0:3 (0:2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/11/2013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manchester-city-tottenham-hotspur/" xlink:type="simple">6:0 (3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cardiff-city-manchester-united/" xlink:type="simple">2:2 (1:2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/11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west-bromwich-albion-aston-villa/" xlink:type="simple">2:2 (2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3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30/11/2013</text:p>
          </table:table-cell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aston-villa-sunderland-afc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3-2014-cardiff-city-arsenal-fc/" xlink:type="simple">0:3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3-2014-everton-fc-stoke-city/" xlink:type="simple">4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norwich-city-crystal-palace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3-2014-west-ham-united-fulham-fc/" xlink:type="simple">3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newcastle-united-west-bromwich-albion/" xlink:type="simple">2:1 (1:0)</text:a></text:p>
          </table:table-cell>
          <table:table-cell table:style-name="ce2" table:number-columns-repeated="3"/>
        </table:table-row>
        <table:table-row table:style-name="ro2">
          <table:table-cell table:style-name="ce4" office:value-type="date" office:date-value="2013-01-12" calcext:value-type="date">
            <text:p>41286</text:p>
          </table:table-cell>
          <table:table-cell office:value-type="time" office:time-value="PT12H00M00S" calcext:value-type="time">
            <text:p>0.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tottenham-hotspur-manchester-united/" xlink:type="simple">2:2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4H05M00S" calcext:value-type="time">
            <text:p>0.586805555555556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3-2014-hull-city-liverpool-fc/" xlink:type="simple">3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10M00S" calcext:value-type="time">
            <text:p>0.673611111111111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chelsea-fc-southampton-fc/" xlink:type="simple">3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10M00S" calcext:value-type="time">
            <text:p>0.673611111111111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manchester-city-swansea-city/" xlink:type="simple">3:0 (1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4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3-03-12" calcext:value-type="date">
            <text:p>41345</text:p>
          </table:table-cell>
          <table:table-cell office:value-type="time" office:time-value="PT20H00M00S" calcext:value-type="time">
            <text:p>0.833333333333333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crystal-palace-west-ham-united/" xlink:type="simple">1:0 (1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3-04-12" calcext:value-type="date">
            <text:p>41376</text:p>
          </table:table-cell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arsenal-fc-hull-city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liverpool-fc-norwich-city/" xlink:type="simple">5:1 (3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3-2014-manchester-united-everton-fc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southampton-fc-aston-villa/" xlink:type="simple">2:3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stoke-city-cardiff-city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sunderland-afc-chelsea-fc/" xlink:type="simple">3:4 (1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swansea-city-newcastle-united/" xlink:type="simple">3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20H00M00S" calcext:value-type="time">
            <text:p>0.833333333333333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west-bromwich-albion-manchester-city/" xlink:type="simple">2:3 (0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fulham-fc-tottenham-hotspur/" xlink:type="simple">1:2 (0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15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3-07-12" calcext:value-type="date">
            <text:p>41467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manchester-united-newcastle-united/" xlink:type="simple">0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crystal-palace-cardiff-city/" xlink:type="simple">2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liverpool-fc-west-ham-united/" xlink:type="simple">4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southampton-fc-manchester-city/" xlink:type="simple">1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stoke-city-chelsea-fc/" xlink:type="simple">3:2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west-bromwich-albion-norwich-city/" xlink:type="simple">0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sunderland-afc-tottenham-hotspur/" xlink:type="simple">1:2 (1:1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3-08-12" calcext:value-type="date">
            <text:p>41498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3-2014-fulham-fc-aston-villa/" xlink:type="simple">2:0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arsenal-fc-everton-fc/" xlink:type="simple">1:1 (0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3-09-12" calcext:value-type="date">
            <text:p>41529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swansea-city-hull-city/" xlink:type="simple">1:1 (0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16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14/12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manchester-city-arsenal-fc/" xlink:type="simple">6:3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cardiff-city-west-bromwich-albion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chelsea-fc-crystal-palace/" xlink:type="simple">2:1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everton-fc-fulham-fc/" xlink:type="simple">4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newcastle-united-southampton-fc/" xlink:type="simple">1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3-2014-west-ham-united-sunderland-afc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3-2014-hull-city-stoke-city/" xlink:type="simple">0:0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/12/2013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aston-villa-manchester-united/" xlink:type="simple">0:3 (0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3-2014-norwich-city-swansea-city/" xlink:type="simple">1:1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tottenham-hotspur-liverpool-fc/" xlink:type="simple">0:5 (0:2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7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1/12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<text:a xlink:href="http://www.worldfootball.net/report/premier-league-2013-2014-liverpool-fc-cardiff-city/" xlink:type="simple">3:1 (3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crystal-palace-newcastle-united/" xlink:type="simple">0:3 (0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fulham-fc-manchester-city/" xlink:type="simple">2:4 (0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manchester-united-west-ham-united/" xlink:type="simple">3:1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stoke-city-aston-villa/" xlink:type="simple">2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sunderland-afc-norwich-city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west-bromwich-albion-hull-city/" xlink:type="simple">1:1 (0:1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/12/2013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southampton-fc-tottenham-hotspur/" xlink:type="simple">2:3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swansea-city-everton-fc/" xlink:type="simple">1:2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/12/2013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arsenal-fc-chelsea-fc/" xlink:type="simple">0:0 (0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8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6/12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hull-city-manchester-united/" xlink:type="simple">2:3 (2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aston-villa-crystal-palace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cardiff-city-southampton-fc/" xlink:type="simple">0:3 (0:3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chelsea-fc-swansea-city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everton-fc-sunderland-afc/" xlink:type="simple">0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newcastle-united-stoke-city/" xlink:type="simple">5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3-2014-norwich-city-fulham-fc/" xlink:type="simple">1:2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tottenham-hotspur-west-bromwich-albion/" xlink:type="simple">1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west-ham-united-arsenal-fc/" xlink:type="simple">1:3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manchester-city-liverpool-fc/" xlink:type="simple">2:1 (2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19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8/12/201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3-2014-west-ham-united-west-bromwich-albion/" xlink:type="simple">3:3 (1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aston-villa-swansea-city/" xlink:type="simple">1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3-2014-hull-city-fulham-fc/" xlink:type="simple">6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manchester-city-crystal-palace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norwich-city-manchester-united/" xlink:type="simple">0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3-2014-cardiff-city-sunderland-afc/" xlink:type="simple">2:2 (1:0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9/12/2013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everton-fc-southampton-fc/" xlink:type="simple">2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3-2014-newcastle-united-arsenal-fc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chelsea-fc-liverpool-fc/" xlink:type="simple">2:1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tottenham-hotspur-stoke-city/" xlink:type="simple">3:0 (1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0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4-01-01" calcext:value-type="date">
            <text:p>41640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swansea-city-manchester-city/" xlink:type="simple">2:3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arsenal-fc-cardiff-city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crystal-palace-norwich-city/" xlink:type="simple">1:1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fulham-fc-west-ham-united/" xlink:type="simple">2:1 (1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liverpool-fc-hull-city/" xlink:type="simple">2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southampton-fc-chelsea-fc/" xlink:type="simple">0:3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stoke-city-everton-fc/" xlink:type="simple">1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3-2014-sunderland-afc-aston-villa/" xlink:type="simple">0:1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west-bromwich-albion-newcastle-united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manchester-united-tottenham-hotspur/" xlink:type="simple">1:2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1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4-11-01" calcext:value-type="date">
            <text:p>4194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hull-city-chelsea-fc/" xlink:type="simple">0:2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cardiff-city-west-ham-united/" xlink:type="simple">0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everton-fc-norwich-city/" xlink:type="simple">2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3-2014-fulham-fc-sunderland-afc/" xlink:type="simple">1:4 (0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3-2014-southampton-fc-west-bromwich-albion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tottenham-hotspur-crystal-palace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3-2014-manchester-united-swansea-city/" xlink:type="simple">2:0 (0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4-12-01" calcext:value-type="date">
            <text:p>41974</text:p>
          </table:table-cell>
          <table:table-cell table:style-name="ce6" office:value-type="time" office:time-value="PT14H05M00S" calcext:value-type="time">
            <text:p>0.586805555555556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3-2014-newcastle-united-manchester-city/" xlink:type="simple">0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10M00S" calcext:value-type="time">
            <text:p>0.673611111111111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stoke-city-liverpool-fc/" xlink:type="simple">3:5 (2:2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/01/2014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3-2014-aston-villa-arsenal-fc/" xlink:type="simple">1:2 (0:2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22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18/01/201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sunderland-afc-southampton-fc/" xlink:type="simple">2:2 (1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manchester-city-cardiff-city/" xlink:type="simple">4:2 (2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3-2014-arsenal-fc-fulham-fc/" xlink:type="simple">2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norwich-city-hull-city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west-ham-united-newcastle-united/" xlink:type="simple">1:3 (1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crystal-palace-stoke-city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liverpool-fc-aston-villa/" xlink:type="simple">2:2 (1:2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/01/2014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swansea-city-tottenham-hotspur/" xlink:type="simple">1:3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chelsea-fc-manchester-united/" xlink:type="simple">3:1 (2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/01/2014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3-2014-west-bromwich-albion-everton-fc/" xlink:type="simple">1:1 (0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23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8/01/2014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<text:a xlink:href="http://www.worldfootball.net/report/premier-league-2013-2014-manchester-united-cardiff-city/" xlink:type="simple">2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norwich-city-newcastle-united/" xlink:type="simple">0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southampton-fc-arsenal-fc/" xlink:type="simple">2:2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swansea-city-fulham-fc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20H00M00S" calcext:value-type="time">
            <text:p>0.833333333333333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crystal-palace-hull-city/" xlink:type="simple">1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3-2014-liverpool-fc-everton-fc/" xlink:type="simple">4:0 (3:0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9/01/2014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3-2014-aston-villa-west-bromwich-albion/" xlink:type="simple">4:3 (3:3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sunderland-afc-stoke-city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chelsea-fc-west-ham-united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tottenham-hotspur-manchester-city/" xlink:type="simple">1:5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4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4-01-02" calcext:value-type="date">
            <text:p>41641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newcastle-united-sunderland-afc/" xlink:type="simple">0:3 (0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2H45M00S" calcext:value-type="time">
            <text:p>0.531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west-ham-united-swansea-city/" xlink:type="simple">2:0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everton-fc-aston-villa/" xlink:type="simple">2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stoke-city-manchester-united/" xlink:type="simple">2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cardiff-city-norwich-city/" xlink:type="simple">2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3-2014-fulham-fc-southampton-fc/" xlink:type="simple">0:3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hull-city-tottenham-hotspur/" xlink:type="simple">1:1 (1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4-02-02" calcext:value-type="date">
            <text:p>41672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3-2014-west-bromwich-albion-liverpool-fc/" xlink:type="simple">1:1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arsenal-fc-crystal-palace/" xlink:type="simple">2:0 (0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4-03-02" calcext:value-type="date">
            <text:p>41700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manchester-city-chelsea-fc/" xlink:type="simple">0:1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5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4-08-02" calcext:value-type="date">
            <text:p>4185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liverpool-fc-arsenal-fc/" xlink:type="simple">5:1 (4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aston-villa-west-ham-united/" xlink:type="simple">0:2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chelsea-fc-newcastle-united/" xlink:type="simple">3:0 (2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crystal-palace-west-bromwich-albion/" xlink:type="simple">3:1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norwich-city-manchester-city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southampton-fc-stoke-city/" xlink:type="simple">2:2 (2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sunderland-afc-hull-city/" xlink:type="simple">0:2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swansea-city-cardiff-city/" xlink:type="simple">3:0 (0:0)</text:a></text:p>
          </table:table-cell>
          <table:table-cell table:style-name="ce2" table:number-columns-repeated="3"/>
        </table:table-row>
        <table:table-row table:style-name="ro2">
          <table:table-cell table:style-name="ce4" office:value-type="date" office:date-value="2014-09-02" calcext:value-type="date">
            <text:p>41884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tottenham-hotspur-everton-fc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manchester-united-fulham-fc/" xlink:type="simple">2:2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6. Round</text:p>
          </table:table-cell>
          <table:table-cell table:style-name="Default" office:value-type="string" calcext:value-type="string">
            <text:p>incomplete for Everton, MC, CP, SAFC</text:p>
          </table:table-cell>
          <table:table-cell table:style-name="Default" table:number-columns-repeated="7"/>
        </table:table-row>
        <table:table-row table:style-name="ro2">
          <table:table-cell table:style-name="ce4" office:value-type="date" office:date-value="2014-11-02" calcext:value-type="date">
            <text:p>41945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cardiff-city-aston-villa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west-ham-united-norwich-city/" xlink:type="simple">2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hull-city-southampton-fc/" xlink:type="simple">0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west-bromwich-albion-chelsea-fc/" xlink:type="simple">1:1 (0:1)</text:a></text:p>
          </table:table-cell>
          <table:table-cell table:style-name="ce2" table:number-columns-repeated="3"/>
        </table:table-row>
        <table:table-row table:style-name="ro2">
          <table:table-cell table:style-name="ce4" office:value-type="date" office:date-value="2014-12-02" calcext:value-type="date">
            <text:p>41975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arsenal-fc-manchester-united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newcastle-united-tottenham-hotspur/" xlink:type="simple">0:4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20H00M00S" calcext:value-type="time">
            <text:p>0.833333333333333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fulham-fc-liverpool-fc/" xlink:type="simple">2:3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stoke-city-swansea-city/" xlink:type="simple">1:1 (1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27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2/02/201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chelsea-fc-everton-fc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3-2014-arsenal-fc-sunderland-afc/" xlink:type="simple">4:1 (3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<text:a xlink:href="http://www.worldfootball.net/report/premier-league-2013-2014-cardiff-city-hull-city/" xlink:type="simple">0:4 (0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manchester-city-stoke-city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3-2014-west-bromwich-albion-fulham-fc/" xlink:type="simple">1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3-2014-west-ham-united-southampton-fc/" xlink:type="simple">3:1 (2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crystal-palace-manchester-united/" xlink:type="simple">0:2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/02/2014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liverpool-fc-swansea-city/" xlink:type="simple">4:3 (3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newcastle-united-aston-villa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norwich-city-tottenham-hotspur/" xlink:type="simple">1:0 (0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8. Round</text:p>
          </table:table-cell>
          <table:table-cell table:style-name="Default" office:value-type="string" calcext:value-type="string">
            <text:p>SAFC, WBA missing match</text:p>
          </table:table-cell>
          <table:table-cell table:style-name="Default" table:number-columns-repeated="7"/>
        </table:table-row>
        <table:table-row table:style-name="ro2">
          <table:table-cell table:style-name="ce4" office:value-type="date" office:date-value="2014-01-03" calcext:value-type="date">
            <text:p>41642</text:p>
          </table:table-cell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stoke-city-arsenal-fc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fulham-fc-chelsea-fc/" xlink:type="simple">1:3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hull-city-newcastle-united/" xlink:type="simple">1:4 (0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3-2014-everton-fc-west-ham-united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southampton-fc-liverpool-fc/" xlink:type="simple">0:3 (0:1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4-02-03" calcext:value-type="date">
            <text:p>41673</text:p>
          </table:table-cell>
          <table:table-cell table:style-name="ce6" office:value-type="time" office:time-value="PT16H30M00S" calcext:value-type="time">
            <text:p>0.6875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tottenham-hotspur-cardiff-city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30M00S" calcext:value-type="time">
            <text:p>0.687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swansea-city-crystal-palace/" xlink:type="simple">1:1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30M00S" calcext:value-type="time">
            <text:p>0.687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aston-villa-norwich-city/" xlink:type="simple">4:1 (4:1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5/03/2014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 table:number-columns-spanned="4" table:number-rows-spanned="1">
            <text:p><text:a xlink:href="http://www.worldfootball.net/report/premier-league-2013-2014-manchester-united-manchester-city/" xlink:type="simple">0:3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29. Round</text:p>
          </table:table-cell>
          <table:table-cell table:style-name="Default" office:value-type="string" calcext:value-type="string">
            <text:p>MC, AV missing match</text:p>
          </table:table-cell>
          <table:table-cell table:style-name="Default" table:number-columns-repeated="7"/>
        </table:table-row>
        <table:table-row table:style-name="ro2">
          <table:table-cell table:style-name="ce4" office:value-type="date" office:date-value="2014-08-03" calcext:value-type="date">
            <text:p>4185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west-bromwich-albion-manchester-united/" xlink:type="simple">0:3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cardiff-city-fulham-fc/" xlink:type="simple">3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crystal-palace-southampton-fc/" xlink:type="simple">0:1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3-2014-norwich-city-stoke-city/" xlink:type="simple">1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chelsea-fc-tottenham-hotspur/" xlink:type="simple">4:0 (0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/03/2014</text:p>
          </table:table-cell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arsenal-fc-swansea-city/" xlink:type="simple">2:2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newcastle-united-everton-fc/" xlink:type="simple">0:3 (0:1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/03/2014</text:p>
          </table:table-cell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west-ham-united-hull-city/" xlink:type="simple">2:1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20H00M00S" calcext:value-type="time">
            <text:p>0.833333333333333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 table:number-columns-spanned="4" table:number-rows-spanned="1">
            <text:p><text:a xlink:href="http://www.worldfootball.net/report/premier-league-2013-2014-liverpool-fc-sunderland-afc/" xlink:type="simple">2:1 (1:0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30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15/03/201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hull-city/" xlink:type="simple">Hull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hull-city-manchester-city/" xlink:type="simple">0:2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everton-fc-cardiff-city/" xlink:type="simple">2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sunderland-afc-crystal-palace/" xlink:type="simple">0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fulham-fc-newcastle-united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southampton-fc-norwich-city/" xlink:type="simple">4:2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swansea-city-west-bromwich-albion/" xlink:type="simple">1:2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3-2014-stoke-city-west-ham-united/" xlink:type="simple">3:1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aston-villa-chelsea-fc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16/03/2014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manchester-united-liverpool-fc/" xlink:type="simple">0:3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tottenham-hotspur-arsenal-fc/" xlink:type="simple">0:1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31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2/03/201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3-2014-chelsea-fc-arsenal-fc/" xlink:type="simple">6:0 (4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3-2014-cardiff-city-liverpool-fc/" xlink:type="simple">3:6 (2:2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3-2014-everton-fc-swansea-city/" xlink:type="simple">3:2 (1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hull-city-west-bromwich-albion/" xlink:type="simple">2:0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3-2014-manchester-city-fulham-fc/" xlink:type="simple">5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rystal-palace/" xlink:type="simple">Crystal Palace</text:a></text:p>
          </table:table-cell>
          <table:table-cell table:style-name="ce2" office:value-type="string" calcext:value-type="string">
            <text:p><text:a xlink:href="http://www.worldfootball.net/report/premier-league-2013-2014-newcastle-united-crystal-palace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3-2014-norwich-city-sunderland-afc/" xlink:type="simple">2:0 (2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3-2014-west-ham-united-manchester-united/" xlink:type="simple">0:2 (0:2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23/03/2014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tottenham-hotspur-southampton-fc/" xlink:type="simple">3:2 (1:2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aston-villa-stoke-city/" xlink:type="simple">1:4 (1:3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32. Round</text:p>
          </table:table-cell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29/03/2014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manchester-united-aston-villa/" xlink:type="simple">4:1 (2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west-bromwich-albion-cardiff-city/" xlink:type="simple">3:3 (2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3-2014-crystal-palace-chelsea-fc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<text:a xlink:href="http://www.worldfootball.net/report/premier-league-2013-2014-stoke-city-hull-city/" xlink:type="simple">1:0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3-2014-southampton-fc-newcastle-united/" xlink:type="simple">4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3-2014-swansea-city-norwich-city/" xlink:type="simple">3:0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arsenal-fc-manchester-city/" xlink:type="simple">1:1 (0:1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/03/2014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3-2014-fulham-fc-everton-fc/" xlink:type="simple">1:3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3-2014-liverpool-fc-tottenham-hotspur/" xlink:type="simple">4:0 (2:0)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/03/2014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sunderland-afc-west-ham-united/" xlink:type="simple">1:2 (0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33. Round</text:p>
          </table:table-cell>
          <table:table-cell table:style-name="Default" table:number-columns-repeated="8"/>
        </table:table-row>
        <table:table-row table:style-name="ro2">
          <table:table-cell table:style-name="ce4" office:value-type="date" office:date-value="2014-05-04" calcext:value-type="date">
            <text:p>41763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3-2014-manchester-city-southampton-fc/" xlink:type="simple">4:1 (3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3-2014-aston-villa-fulham-fc/" xlink:type="simple">1:2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cardiff-city/" xlink:type="simple">Cardiff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<text:a xlink:href="http://www.worldfootball.net/report/premier-league-2013-2014-cardiff-city-crystal-palace/" xlink:type="simple">0:3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hull-city/" xlink:type="simple">Hull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3-2014-hull-city-swansea-city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3-2014-newcastle-united-manchester-united/" xlink:type="simple">0:4 (0:1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3-2014-norwich-city-west-bromwich-albion/" xlink:type="simple">0:1 (0:1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3-2014-chelsea-fc-stoke-city/" xlink:type="simple">3:0 (1:0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4-06-04" calcext:value-type="date">
            <text:p>41794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3-2014-everton-fc-arsenal-fc/" xlink:type="simple">3:0 (2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3-2014-west-ham-united-liverpool-fc/" xlink:type="simple">1:2 (1:1)</text:a></text:p>
          </table:table-cell>
          <table:table-cell table:number-columns-repeated="3"/>
        </table:table-row>
        <table:table-row table:style-name="ro2">
          <table:table-cell table:style-name="ce3" office:value-type="date" office:date-value="2014-07-04" calcext:value-type="date">
            <text:p>41824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3-2014-tottenham-hotspur-sunderland-afc/" xlink:type="simple">5:1 (1:1)</text:a>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34. Round</text:p>
          </table:table-cell>
          <table:table-cell table:style-name="Default" office:value-type="string" calcext:value-type="string">
            <text:p>AFC,WHU,MU,HC still to play</text:p>
          </table:table-cell>
          <table:table-cell table:style-name="Default" table:number-columns-repeated="7"/>
        </table:table-row>
        <table:table-row table:style-name="ro2">
          <table:table-cell table:style-name="ce4" office:value-type="date" office:date-value="2014-12-04" calcext:value-type="date">
            <text:p>41977</text:p>
          </table:table-cell>
          <table:table-cell office:value-type="time" office:time-value="PT15H07M00S" calcext:value-type="time">
            <text:p>0.629861111111111</text:p>
          </table:table-cell>
          <table:table-cell office:value-type="string" calcext:value-type="string">
            <text:p><text:a xlink:href="http://www.worldfootball.net/teams/crystal-palace/" xlink:type="simple">Crystal Palace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3-2014-crystal-palace-aston-villa/" xlink:type="simple">1:0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7M00S" calcext:value-type="time">
            <text:p>0.629861111111111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ardiff-city/" xlink:type="simple">Cardiff City</text:a></text:p>
          </table:table-cell>
          <table:table-cell table:style-name="ce2" office:value-type="string" calcext:value-type="string">
            <text:p><text:a xlink:href="http://www.worldfootball.net/report/premier-league-2013-2014-southampton-fc-cardiff-city/" xlink:type="simple">0:1 (0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7M00S" calcext:value-type="time">
            <text:p>0.629861111111111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3-2014-sunderland-afc-everton-fc/" xlink:type="simple">0:1 (0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7M00S" calcext:value-type="time">
            <text:p>0.629861111111111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3-2014-stoke-city-newcastle-united/" xlink:type="simple">1:0 (1:0)</text:a></text:p>
          </table:table-cell>
          <table:table-cell table:style-name="ce2" table:number-columns-repeated="3"/>
        </table:table-row>
        <table:table-row table:style-name="ro2">
          <table:table-cell table:style-name="ce1"/>
          <table:table-cell office:value-type="time" office:time-value="PT15H07M00S" calcext:value-type="time">
            <text:p>0.629861111111111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3-2014-fulham-fc-norwich-city/" xlink:type="simple">1:0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5H07M00S" calcext:value-type="time">
            <text:p>0.629861111111111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3-2014-west-bromwich-albion-tottenham-hotspur/" xlink:type="simple">3:3 (3:1)</text:a></text:p>
          </table:table-cell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13/04/2014</text:p>
          </table:table-cell>
          <table:table-cell office:value-type="time" office:time-value="PT13H37M00S" calcext:value-type="time">
            <text:p>0.567361111111111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3-2014-liverpool-fc-manchester-city/" xlink:type="simple">3:2 (1:0)</text:a>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time" office:time-value="PT16H07M00S" calcext:value-type="time">
            <text:p>0.671527777777778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3-2014-swansea-city-chelsea-fc/" xlink:type="simple">0:1 (0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4:15:39.310068000</meta:creation-date>
    <dc:date>2014-04-13T14:33:37.095115000</dc:date>
    <meta:editing-duration>PT16M41S</meta:editing-duration>
    <meta:editing-cycles>22</meta:editing-cycles>
    <meta:generator>LibreOffice/4.2.3.3$MacOSX_X86_64 LibreOffice_project/882f8a0a489bc99a9e60c7905a60226254cb6ff0</meta:generator>
    <meta:document-statistic meta:table-count="1" meta:cell-count="1790" meta:object-count="0"/>
  </office:meta>
</office:document-meta>
</file>